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 officeooo:paragraph-rsid="000dad40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0000f0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0367118864_51"/>UF1302. Realiza en Equipo 2.<text:line-break/>Tema 4. Apartado 4.1.7.<text:line-break/>"Instalación de herramienta"</text:h>
      <text:p text:style-name="Standard"/>
      <text:p text:style-name="P2">ENUNCIADO</text:p>
      <text:p text:style-name="P3">Todos los sistemas operativos van acompañados, por defecto, de un editor de texto plano que permite modificar archivos o simplemente tomar notas de forma cómoda. Como sabe, en Windows existe el bloc de notas, pero si quiere un bloc de notas más completo puede utilizar Visual Studio Code.</text:p>
      <text:p text:style-name="P5"/>
      <text:p text:style-name="P3">En esta actividad en equipo (equipos que seleccionará su tutor/as), cada grupo debe:</text:p>
      <text:list text:style-name="L1">
        <text:list-item>
          <text:p text:style-name="P6"><text:bookmark text:name="yui_3_17_2_1_1680367118864_45"/><text:span text:style-name="T1">Descargar e instalar la herramienta Visual Code según las especificaciones técnicas. La web para descargarla es la siguiente: </text:span><text:a xlink:type="simple" xlink:href="https://code.visualstudio.com/download" office:target-frame-name="_blank" xlink:show="new" text:style-name="Internet_20_link" text:visited-style-name="Visited_20_Internet_20_Link"><text:span text:style-name="T2">https://code.visualstudio.com/download</text:span></text:a></text:p>
        </text:list-item>
        <text:list-item>
          <text:p text:style-name="P4">A continuación, deberán configurarla para proceder a su utilización.</text:p>
        </text:list-item>
        <text:list-item>
          <text:p text:style-name="P4">Instalar las siguientes extensiones:<text:line-break/>- Auto Close Tag<text:line-break/>- Auto Complete Tag<text:line-break/>- Auto Rename Tag<text:line-break/>- Custom CSS and JS for Visual code<text:line-break/>- Spanish Language Pack<text:line-break/>- Vscode-icons<text:line-break/>- 2077 Theme</text:p>
        </text:list-item>
      </text:list>
      <text:p text:style-name="P8"/>
      <text:p text:style-name="P3"><text:span text:style-name="T3">Actividad asociada al CE2.3:</text:span><text:line-break/>Instalar y configurar una herramienta de edición de páginas web, según unas especificaciones recibidas:<text:line-break/>- Instalar la herramienta de edición siguiendo las especificaciones técnicas.<text:line-break/>- Configurar la herramienta para su utilización</text:p>
      <text:p text:style-name="P7"><text:span text:style-name="T1"><text:line-break/>Duración: 30’.</text:span></text:p>
      <text:p text:style-name="P3"><text:span text:style-name="T3">Criterios de corrección:</text:span> la valoración máxima de esta actividad es de 10 puntos repartidos entre los siguientes criterios:</text:p>
      <text:p text:style-name="P8"><text:bookmark text:name="yui_3_17_2_1_1680367118864_50"/><text:span text:style-name="T1">1. Estructurar la información aportada con orden jerárquico y sentido. <text:s/>(1 puntos)<text:line-break/>2. Dar respuesta coherente y justificada a lo requerido. <text:s/>(3 puntos)<text:line-break/>3. Grado y calidad de las interacciones con el resto de miembros del equipo (2 puntos)<text:line-break/>4. Grado de profundidad de la exposición. <text:s/>(3 puntos) <text:line-break/>5. Cumplimiento de entrega plazos establecidos (1 punt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18:48:30.220000000</meta:creation-date>
    <dc:date>2023-04-01T18:51:19.716000000</dc:date>
    <meta:editing-duration>PT2M50S</meta:editing-duration>
    <meta:editing-cycles>1</meta:editing-cycles>
    <meta:document-statistic meta:table-count="0" meta:image-count="0" meta:object-count="0" meta:page-count="1" meta:paragraph-count="11" meta:word-count="249" meta:character-count="1621" meta:non-whitespace-character-count="1381"/>
    <meta:generator>LibreOffice/7.5.0.3$Windows_X86_64 LibreOffice_project/c21113d003cd3efa8c53188764377a8272d9d6de</meta:generator>
  </office:meta>
</office:document-meta>
</file>